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2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margin-left="0.4925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ar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paragraph.</text:p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text:p text:style-name="Footnote">Second paragraph of the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of the Document</text:title>, author=<text:initial-creator/>.</text:p>
      <text:p text:style-name="Standard">Paragraph with nbsp= , nbhyphen=‑, optional-hyphen=­.</text:p>
      <text:p text:style-name="Standard">Pargaraph with a note [<office:annotation><dc:date>2008-10-04T00:00:00.90</dc:date><text:p>Text of the note</text:p><text:p/></office:annotation>].</text:p>
      <text:list xml:id="list34636833" text:style-name="L1">
        <text:list-item>
          <text:p text:style-name="P2">List item 1</text:p>
        </text:list-item>
        <text:list-item>
          <text:p text:style-name="P2">List item 2</text:p>
        </text:list-item>
      </text:list>
      <text:list xml:id="list34650474" text:style-name="L2">
        <text:list-item>
          <text:p text:style-name="P3">sub-item 1</text:p>
        </text:list-item>
        <text:list-item>
          <text:p text:style-name="P3">sub-item 2</text:p>
        </text:list-item>
      </text:list>
      <text:p text:style-name="P1">One more paragraph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Image: 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text:soft-page-break/></text:p>
      <text:p text:style-name="Standard"/>
      <text:p text:style-name="Standard">Paragraph with reference: [<text:user-defined text:name="Info 1">Info 1 text</text:user-defined>] and [<text:title>Title of the Document</text:title>], [<text:description>Comments</text:description>], [<text:creation-time style:data-style-name="N43">06:12:24 AM</text:creation-time>], [<text:keywords>Keyword text</text:keywords>], [<text:subject>Subject text</text:subject>], [<text:variable-set text:name="Var1" office:value-type="string">Value of var1</text:variable-set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2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8-10-13T14:57:52.81</dc:date>
    <meta:keyword>Keyword text</meta:keyword>
    <dc:language>en-US</dc:language>
    <meta:editing-cycles>20</meta:editing-cycles>
    <meta:editing-duration>PT00H32M16S</meta:editing-duration>
    <meta:document-statistic meta:table-count="1" meta:image-count="1" meta:object-count="0" meta:page-count="2" meta:paragraph-count="28" meta:word-count="148" meta:character-count="901"/>
    <dc:creator>Yves Savourel</dc:creator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